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ab" svg:font-family="Sa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85a42" officeooo:paragraph-rsid="00085a42"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89ce7" officeooo:paragraph-rsid="00189ce7"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none" fo:font-weight="normal" officeooo:rsid="00085a42" officeooo:paragraph-rsid="00085a42" style:font-size-asian="15pt" style:font-weight-asian="normal" style:font-size-complex="15pt" style:font-weight-complex="normal"/>
    </style:style>
    <style:style style:name="P4" style:family="paragraph" style:parent-style-name="Standard">
      <style:paragraph-properties fo:text-align="center" style:justify-single-word="false"/>
      <style:text-properties fo:font-size="15pt" fo:language="zxx" fo:country="none" style:text-underline-style="solid" style:text-underline-width="auto" style:text-underline-color="font-color" fo:font-weight="bold" officeooo:rsid="00192d60" officeooo:paragraph-rsid="00192d60" style:font-size-asian="15pt" style:language-asian="zxx" style:country-asian="none" style:font-weight-asian="bold" style:font-size-complex="15pt" style:language-complex="zxx" style:country-complex="none" style:font-weight-complex="bold"/>
    </style:style>
    <style:style style:name="P5" style:family="paragraph" style:parent-style-name="Standard">
      <style:paragraph-properties fo:text-align="start" style:justify-single-word="false"/>
      <style:text-properties officeooo:paragraph-rsid="000c7b44"/>
    </style:style>
    <style:style style:name="P6" style:family="paragraph" style:parent-style-name="Standard">
      <style:paragraph-properties fo:text-align="start" style:justify-single-word="false"/>
      <style:text-properties fo:font-size="12pt" style:text-underline-style="none" fo:font-weight="normal" officeooo:rsid="00085a42" officeooo:paragraph-rsid="00085a4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393ed" officeooo:paragraph-rsid="00085a4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85a42" officeooo:paragraph-rsid="00085a4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077ce" officeooo:paragraph-rsid="001077c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077ce" officeooo:paragraph-rsid="0014071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4071f" officeooo:paragraph-rsid="001077c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7ddf1" officeooo:paragraph-rsid="0017ddf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d3b8f" officeooo:paragraph-rsid="001d3b8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bold" officeooo:rsid="000728d3" officeooo:paragraph-rsid="00085a42"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214b44" officeooo:paragraph-rsid="00214b44"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zxx" fo:country="none" style:text-underline-style="none" fo:font-weight="normal" officeooo:rsid="002558d0" officeooo:paragraph-rsid="00085a42"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style:text-underline-style="none" fo:font-weight="normal" officeooo:rsid="00085a42" officeooo:paragraph-rsid="00085a42"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style:text-underline-style="none" fo:font-weight="bold" officeooo:rsid="000728d3" officeooo:paragraph-rsid="00085a42" style:font-size-asian="12pt" style:language-asian="zxx" style:country-asian="none" style:font-weight-asian="bold" style:font-size-complex="12pt" style:language-complex="zxx" style:country-complex="none" style:font-weight-complex="bold"/>
    </style:style>
    <style:style style:name="P19" style:family="paragraph" style:parent-style-name="Standard">
      <style:paragraph-properties fo:text-align="start" style:justify-single-word="false"/>
      <style:text-properties fo:color="#000000" fo:font-size="12pt" fo:language="zxx" fo:country="none" style:text-underline-style="none" fo:font-weight="bold" officeooo:rsid="00085a42" officeooo:paragraph-rsid="00085a42" style:font-size-asian="12pt" style:language-asian="zxx" style:country-asian="none" style:font-weight-asian="bold" style:font-size-complex="12pt" style:language-complex="zxx" style:country-complex="none" style:font-weight-complex="bold"/>
    </style:style>
    <style:style style:name="P20" style:family="paragraph" style:parent-style-name="Standard">
      <style:paragraph-properties fo:text-align="start" style:justify-single-word="false"/>
      <style:text-properties fo:color="#000000" fo:font-size="12pt" fo:language="zxx" fo:country="none" style:text-underline-style="none" fo:font-weight="normal" officeooo:rsid="000bfef6" officeooo:paragraph-rsid="000bfef6"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color="#000000" fo:font-size="12pt" fo:language="zxx" fo:country="none" style:text-underline-style="none" fo:font-weight="normal" officeooo:rsid="000c7b44" officeooo:paragraph-rsid="000c7b44"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color="#000000" fo:font-size="12pt" fo:language="zxx" fo:country="none" style:text-underline-style="none" fo:font-weight="normal" officeooo:rsid="000d3a57" officeooo:paragraph-rsid="000c7b44"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color="#000000" fo:font-size="12pt" fo:language="zxx" fo:country="none" style:text-underline-style="none" fo:font-weight="normal" officeooo:rsid="000d3a57" officeooo:paragraph-rsid="000d3a57"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color="#000000" fo:font-size="12pt" fo:language="zxx" fo:country="none" style:text-underline-style="none" fo:font-weight="normal" officeooo:rsid="000d543b" officeooo:paragraph-rsid="000d543b"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color="#000000" fo:font-size="12pt" fo:language="zxx" fo:country="none" style:text-underline-style="none" fo:font-weight="normal" officeooo:rsid="0014071f" officeooo:paragraph-rsid="0014071f"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color="#000000" officeooo:paragraph-rsid="000bfef6"/>
    </style:style>
    <style:style style:name="P27" style:family="paragraph" style:parent-style-name="Standard">
      <style:paragraph-properties fo:text-align="start" style:justify-single-word="false"/>
      <style:text-properties fo:color="#000000" officeooo:rsid="000bfef6" officeooo:paragraph-rsid="000bfef6"/>
    </style:style>
    <style:style style:name="P28" style:family="paragraph" style:parent-style-name="Standard">
      <style:paragraph-properties fo:text-align="start" style:justify-single-word="false"/>
      <style:text-properties fo:color="#000000" officeooo:rsid="000bfef6" officeooo:paragraph-rsid="000c7b44"/>
    </style:style>
    <style:style style:name="P29" style:family="paragraph" style:parent-style-name="Standard">
      <style:paragraph-properties fo:text-align="start" style:justify-single-word="false"/>
      <style:text-properties fo:color="#000000" style:font-name="Liberation Serif" fo:font-weight="normal" officeooo:paragraph-rsid="000c7b44" style:font-weight-asian="normal" style:font-weight-complex="normal"/>
    </style:style>
    <style:style style:name="P30" style:family="paragraph" style:parent-style-name="Standard">
      <style:paragraph-properties fo:text-align="start" style:justify-single-word="false"/>
      <style:text-properties fo:color="#000000" style:font-name="Liberation Serif" fo:font-size="14pt" fo:language="zxx" fo:country="none" fo:font-style="normal" style:text-underline-style="none" fo:font-weight="normal" officeooo:rsid="002583e8" officeooo:paragraph-rsid="0022e77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1" style:family="paragraph" style:parent-style-name="Standard">
      <style:paragraph-properties fo:text-align="center" style:justify-single-word="false"/>
      <style:text-properties fo:color="#000000" style:font-name="Liberation Serif" fo:font-size="14pt" fo:language="zxx" fo:country="none" fo:font-style="normal" style:text-underline-style="none" fo:font-weight="normal" officeooo:rsid="002583e8" officeooo:paragraph-rsid="0022e77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fo:color="#000000" officeooo:rsid="000d3a57" officeooo:paragraph-rsid="000d3a57"/>
    </style:style>
    <style:style style:name="P33" style:family="paragraph" style:parent-style-name="Standard">
      <style:paragraph-properties fo:text-align="center" style:justify-single-word="false"/>
      <style:text-properties fo:color="#000000" fo:font-size="15pt" fo:language="zxx" fo:country="none" style:text-underline-style="solid" style:text-underline-width="auto" style:text-underline-color="font-color" fo:font-weight="bold" officeooo:rsid="001b246a" officeooo:paragraph-rsid="001b246a" style:font-size-asian="15pt" style:language-asian="zxx" style:country-asian="none" style:font-weight-asian="bold" style:font-size-complex="15pt" style:language-complex="zxx" style:country-complex="none" style:font-weight-complex="bold"/>
    </style:style>
    <style:style style:name="P34" style:family="paragraph" style:parent-style-name="Standard">
      <style:paragraph-properties fo:text-align="start" style:justify-single-word="false"/>
      <style:text-properties fo:color="#000000" fo:font-size="15pt" fo:language="zxx" fo:country="none" style:text-underline-style="none" fo:font-weight="normal" officeooo:rsid="000bfef6" officeooo:paragraph-rsid="000bfef6" style:font-size-asian="15pt" style:language-asian="zxx" style:country-asian="none" style:font-weight-asian="normal" style:font-size-complex="15pt" style:language-complex="zxx" style:country-complex="none" style:font-weight-complex="normal"/>
    </style:style>
    <style:style style:name="P35" style:family="paragraph" style:parent-style-name="Standard">
      <style:paragraph-properties fo:text-align="center" style:justify-single-word="false"/>
      <style:text-properties fo:color="#000000" fo:font-size="15pt" style:text-underline-style="solid" style:text-underline-width="auto" style:text-underline-color="font-color" fo:font-weight="bold" officeooo:rsid="001b246a" officeooo:paragraph-rsid="001b246a" style:font-size-asian="15pt" style:font-weight-asian="bold" style:font-size-complex="15pt" style:font-weight-complex="bold"/>
    </style:style>
    <style:style style:name="P36" style:family="paragraph" style:parent-style-name="Standard">
      <style:paragraph-properties fo:text-align="start" style:justify-single-word="false"/>
      <style:text-properties fo:color="#000000" officeooo:rsid="000c7b44" officeooo:paragraph-rsid="000c7b44"/>
    </style:style>
    <style:style style:name="P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0bfef6"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1b4f90" officeooo:paragraph-rsid="0022e77e" style:font-size-asian="20pt" style:font-style-asian="normal" style:font-weight-asian="bold" style:font-size-complex="20pt" style:font-style-complex="normal" style:font-weight-complex="bold"/>
    </style:style>
    <style:style style:name="P39" style:family="paragraph" style:parent-style-name="Standard">
      <style:paragraph-properties fo:text-align="start" style:justify-single-word="false"/>
      <style:text-properties fo:font-size="14pt" fo:font-style="normal" style:text-underline-style="none" fo:font-weight="normal" officeooo:rsid="002583e8" officeooo:paragraph-rsid="0022e77e"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style:text-properties style:font-name="Liberation Serif" fo:font-size="14pt" fo:font-style="normal" style:text-underline-style="solid" style:text-underline-width="auto" style:text-underline-color="font-color" fo:font-weight="bold" officeooo:rsid="001b4f90" officeooo:paragraph-rsid="0022e77e" style:font-size-asian="14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2583e8" officeooo:paragraph-rsid="0022e77e"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color="#000000" style:font-name="Liberation Serif" fo:font-size="10pt" fo:language="zxx" fo:country="none" fo:font-style="normal" style:text-underline-style="none" fo:font-weight="normal" officeooo:rsid="002583e8" officeooo:paragraph-rsid="0022e77e"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fo:color="#000000" style:font-name="Liberation Serif" fo:font-size="14pt" fo:language="zxx" fo:country="none" fo:font-style="normal" style:text-underline-style="none" fo:font-weight="normal" officeooo:rsid="002583e8" officeooo:paragraph-rsid="0026af6a"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officeooo:rsid="00085a42"/>
    </style:style>
    <style:style style:name="T2" style:family="text">
      <style:text-properties fo:font-weight="normal" style:font-weight-asian="normal" style:font-weight-complex="normal"/>
    </style:style>
    <style:style style:name="T3" style:family="text">
      <style:text-properties fo:font-weight="normal" officeooo:rsid="002393ed" style:font-weight-asian="normal" style:font-weight-complex="normal"/>
    </style:style>
    <style:style style:name="T4" style:family="text">
      <style:text-properties fo:font-weight="normal" officeooo:rsid="00085a42" style:font-weight-asian="normal" style:font-weight-complex="normal"/>
    </style:style>
    <style:style style:name="T5" style:family="text">
      <style:text-properties fo:font-weight="normal" officeooo:rsid="000bfef6" style:font-weight-asian="normal" style:font-weight-complex="normal"/>
    </style:style>
    <style:style style:name="T6" style:family="text">
      <style:text-properties fo:language="zxx" fo:country="none" fo:font-weight="normal" officeooo:rsid="002558d0" style:language-asian="zxx" style:country-asian="none" style:font-weight-asian="normal" style:language-complex="zxx" style:country-complex="none" style:font-weight-complex="normal"/>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0d3a57" style:language-asian="zxx" style:country-asian="none" style:language-complex="zxx" style:country-complex="none"/>
    </style:style>
    <style:style style:name="T9" style:family="text">
      <style:text-properties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10" style:family="text">
      <style:text-properties fo:font-size="12pt" fo:language="zxx" fo:country="none" style:text-underline-style="none" fo:font-weight="normal" officeooo:rsid="000bfef6" style:font-size-asian="12pt" style:language-asian="zxx" style:country-asian="none" style:font-weight-asian="normal" style:font-size-complex="12pt" style:language-complex="zxx" style:country-complex="none" style:font-weight-complex="normal"/>
    </style:style>
    <style:style style:name="T11" style:family="text">
      <style:text-properties fo:font-size="12pt" fo:language="zxx" fo:country="none" style:text-underline-style="none" fo:font-weight="normal" officeooo:rsid="000c7b44" style:font-size-asian="12pt" style:language-asian="zxx" style:country-asian="none" style:font-weight-asian="normal" style:font-size-complex="12pt" style:language-complex="zxx" style:country-complex="none" style:font-weight-complex="normal"/>
    </style:style>
    <style:style style:name="T12" style:family="text">
      <style:text-properties fo:font-size="12pt" fo:language="zxx" fo:country="none" style:text-underline-style="none" fo:font-weight="normal" officeooo:rsid="000d3a57" style:font-size-asian="12pt" style:language-asian="zxx" style:country-asian="none" style:font-weight-asian="normal" style:font-size-complex="12pt" style:language-complex="zxx" style:country-complex="none" style:font-weight-complex="normal"/>
    </style:style>
    <style:style style:name="T13" style:family="text">
      <style:text-properties fo:font-weight="bold" officeooo:rsid="000728d3" style:font-weight-asian="bold" style:font-weight-complex="bold"/>
    </style:style>
    <style:style style:name="T14" style:family="text">
      <style:text-properties officeooo:rsid="000728d3"/>
    </style:style>
    <style:style style:name="T15" style:family="text">
      <style:text-properties fo:font-variant="normal" fo:text-transform="none" fo:color="#000000" style:font-name="Liberation Serif" fo:font-size="12pt" fo:letter-spacing="normal" fo:language="zxx" fo:country="none" fo:font-style="normal" style:text-underline-style="none" fo:font-weight="normal"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6" style:family="text">
      <style:text-properties fo:font-variant="normal" fo:text-transform="none" fo:font-size="12pt" fo:letter-spacing="normal" fo:language="zxx" fo:country="none" fo:font-style="normal" style:text-underline-style="none" fo:background-color="transparent" loext:char-shading-value="0" style:font-size-asian="12pt" style:language-asian="zxx" style:country-asian="none" style:font-size-complex="12pt" style:language-complex="zxx" style:country-complex="none"/>
    </style:style>
    <style:style style:name="T17" style:family="text">
      <style:text-properties fo:font-variant="normal" fo:text-transform="none" fo:font-size="12pt" fo:letter-spacing="normal" fo:language="zxx" fo:country="none" fo:font-style="normal" style:text-underline-style="none" officeooo:rsid="000c7b44" fo:background-color="transparent" loext:char-shading-value="0" style:font-size-asian="12pt" style:language-asian="zxx" style:country-asian="none" style:font-size-complex="12pt" style:language-complex="zxx" style:country-complex="none"/>
    </style:style>
    <style:style style:name="T18" style:family="text">
      <style:text-properties fo:font-variant="normal" fo:text-transform="none" fo:color="#24292e" style:font-name="Liberation Serif" fo:font-size="12pt" fo:letter-spacing="normal" fo:font-weight="normal" officeooo:rsid="0022e77e" style:font-size-asian="12pt" style:font-weight-asian="normal" style:font-size-complex="12pt" style:font-weight-complex="normal"/>
    </style:style>
    <style:style style:name="T19" style:family="text">
      <style:text-properties fo:font-variant="normal" fo:text-transform="none" fo:color="#24292e" style:font-name="Liberation Serif" fo:font-size="12pt" fo:letter-spacing="normal" fo:font-weight="normal" officeooo:rsid="002484d2" style:font-size-asian="12pt" style:font-weight-asian="normal" style:font-size-complex="12pt" style:font-weight-complex="normal"/>
    </style:style>
    <style:style style:name="T20" style:family="text">
      <style:text-properties fo:font-variant="normal" fo:text-transform="none" fo:color="#24292e" style:font-name="Liberation Serif" fo:font-size="13pt" fo:letter-spacing="normal" fo:font-weight="bold" style:font-size-asian="13pt" style:font-size-complex="13pt"/>
    </style:style>
    <style:style style:name="T21" style:family="text">
      <style:text-properties fo:font-variant="normal" fo:text-transform="none" fo:color="#333333" fo:letter-spacing="normal" fo:font-weight="normal" officeooo:rsid="0022e77e" style:font-weight-asian="normal" style:font-weight-complex="normal"/>
    </style:style>
    <style:style style:name="T22" style:family="text">
      <style:text-properties fo:font-variant="normal" fo:text-transform="none" fo:color="#333333" fo:font-size="15pt" fo:letter-spacing="normal" fo:font-weight="normal" style:font-size-asian="15pt" style:font-weight-asian="normal" style:font-size-complex="15pt" style:font-weight-complex="normal"/>
    </style:style>
    <style:style style:name="T23" style:family="text">
      <style:text-properties fo:font-variant="normal" fo:text-transform="none" fo:color="#333333" fo:font-size="15pt" fo:letter-spacing="normal" fo:font-weight="normal" officeooo:rsid="0022e77e" style:font-size-asian="15pt" style:font-weight-asian="normal" style:font-size-complex="15pt" style:font-weight-complex="normal"/>
    </style:style>
    <style:style style:name="T24" style:family="text">
      <style:text-properties fo:font-variant="normal" fo:text-transform="none" fo:color="#333333" fo:font-size="15pt" fo:letter-spacing="normal" style:text-underline-style="solid" style:text-underline-width="auto" style:text-underline-color="font-color" fo:font-weight="bold" style:font-size-asian="15pt" style:font-weight-asian="bold" style:font-size-complex="15pt" style:font-weight-complex="bold"/>
    </style:style>
    <style:style style:name="T25" style:family="text">
      <style:text-properties fo:font-variant="normal" fo:text-transform="none" fo:color="#333333" fo:font-size="10pt" fo:letter-spacing="normal" fo:font-weight="normal" officeooo:rsid="0026115b" style:font-size-asian="10pt" style:font-weight-asian="normal" style:font-size-complex="10pt" style:font-weight-complex="normal"/>
    </style:style>
    <style:style style:name="T26" style:family="text">
      <style:text-properties fo:font-variant="normal" fo:text-transform="none" fo:color="#333333" fo:font-size="10pt" fo:letter-spacing="normal" fo:font-weight="normal" officeooo:rsid="0022e77e" style:font-size-asian="10pt" style:font-weight-asian="normal" style:font-size-complex="10pt" style:font-weight-complex="normal"/>
    </style:style>
    <style:style style:name="T27" style:family="text">
      <style:text-properties fo:font-variant="normal" fo:text-transform="none" fo:color="#333333" fo:font-size="12pt" fo:letter-spacing="normal" fo:font-weight="normal" officeooo:rsid="0022e77e" style:font-size-asian="12pt" style:font-weight-asian="normal" style:font-size-complex="12pt" style:font-weight-complex="normal"/>
    </style:style>
    <style:style style:name="T28" style:family="text">
      <style:text-properties fo:color="#000000" fo:font-size="12pt" fo:language="zxx" fo:country="none" style:text-underline-style="none" fo:font-weight="normal" officeooo:rsid="000c7b44" style:font-size-asian="12pt" style:language-asian="zxx" style:country-asian="none" style:font-weight-asian="normal" style:font-size-complex="12pt" style:language-complex="zxx" style:country-complex="none" style:font-weight-complex="normal"/>
    </style:style>
    <style:style style:name="T29" style:family="text">
      <style:text-properties officeooo:rsid="000ef37f"/>
    </style:style>
    <style:style style:name="T30" style:family="text">
      <style:text-properties officeooo:rsid="001077ce"/>
    </style:style>
    <style:style style:name="T31" style:family="text">
      <style:text-properties officeooo:rsid="0014071f"/>
    </style:style>
    <style:style style:name="T32" style:family="text">
      <style:text-properties officeooo:rsid="00189ce7"/>
    </style:style>
    <style:style style:name="T33" style:family="text">
      <style:text-properties officeooo:rsid="002186d7"/>
    </style:style>
    <style:style style:name="T34" style:family="text">
      <style:text-properties style:font-name="Liberation Serif" fo:font-size="15pt" officeooo:rsid="002583e8" style:font-size-asian="15pt" style:font-size-complex="15pt"/>
    </style:style>
    <style:style style:name="T35"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ierung von PWA‘s</text:p>
      <text:p text:style-name="P1"/>
      <text:p text:style-name="P6">Zur Evaluierung wird das Programm Genymotion verwendet:</text:p>
      <text:p text:style-name="P6">(Download Link: https://www.genymotion.com/)</text:p>
      <text:p text:style-name="P8">- Ein Android Emulator mit dem man verschiedene Devices emulieren kann</text:p>
      <text:p text:style-name="P8">- <text:span text:style-name="T30">Ebenfalls können die passenden Android Gapps für jedes Gerät einfach installiert werden</text:span></text:p>
      <text:p text:style-name="P8">- <text:s/><text:span text:style-name="T33">Ich lege als s</text:span>tandard Gerät das Samsung Galaxy S3 <text:span text:style-name="T33">fest</text:span></text:p>
      <text:p text:style-name="P8">- <text:span text:style-name="T32">Bei der Verwendung des Programms sind jedoch nach einiger Zeit vermehrt Fehlermeldungen aufgetreten. Oftmals hat sich das ganze Programm auf gehangen und teilweise ist der gesamte Rechner abgestürzt. Deshalb musste ich mich nach einer Alternative umsehen.</text:span></text:p>
      <text:p text:style-name="P8"/>
      <text:p text:style-name="P9">Eine Alternative zu Genymotion ist Android-Studio:</text:p>
      <text:p text:style-name="P9">(Installationsguide für Ubuntu: <text:a xlink:type="simple" xlink:href="https://developer.android.com/studio/install.html" text:style-name="Internet_20_link" text:visited-style-name="Visited_20_Internet_20_Link">https://developer.android.com/studio/install.html</text:a>)</text:p>
      <text:p text:style-name="P12">(Starter Angelegen: <text:a xlink:type="simple" xlink:href="https://askubuntu.com/questions/141229/how-to-add-a-shell-script-to-launcher-as-shortcut" text:style-name="Internet_20_link" text:visited-style-name="Visited_20_Internet_20_Link">https://askubuntu.com/questions/141229/how-to-add-a-shell-script-to-launcher-as-shortcut</text:a> )</text:p>
      <text:p text:style-name="P9">Das oben genannte Standardgerät muss als neues virtuelles Gerät angelegt werden:</text:p>
      <text:p text:style-name="P9">- <text:a xlink:type="simple" xlink:href="https://stackoverflow.com/questions/10833402/android-avd-settings-for-galaxy-s3-like-avd" text:style-name="Internet_20_link" text:visited-style-name="Visited_20_Internet_20_Link">https://stackoverflow.com/questions/10833402/android-avd-settings-for-galaxy-s3-like-avd</text:a></text:p>
      <text:p text:style-name="P13">Bei manchen Geräten ist der PlayStore mit dabei!</text:p>
      <text:p text:style-name="P15">Emulator mit Cold Boot starten! <text:span text:style-name="T2">(Rechtsklick bei der Auswahl) sonst bleibt der Display schwarz</text:span></text:p>
      <text:p text:style-name="P13">Es muss noch ein Weg gefunden werden die Gapps auch bei anderen Devices zu installieren</text:p>
      <text:p text:style-name="P11">Download von Apps erfolgt von dieser Seite: </text:p>
      <text:p text:style-name="P10">- <text:a xlink:type="simple" xlink:href="https://www.apkmirror.com/" text:style-name="Internet_20_link" text:visited-style-name="Visited_20_Internet_20_Link"><text:span text:style-name="T31">https://www.apkmirror.com/</text:span></text:a></text:p>
      <text:p text:style-name="P10">→<text:span text:style-name="T31"> http://www.giga.de/apps/android/specials/apk-mirror-serioeser-download-von-android-apps/</text:span></text:p>
      <text:p text:style-name="P9"/>
      <text:p text:style-name="P2">Konsole für Android Browser</text:p>
      <text:p text:style-name="P3"/>
      <text:p text:style-name="P6">Um eine Konsole für eine<text:span text:style-name="T29">n</text:span> Android Browser zu erhalten wird die Möglichkeit von Google Chrome, das Remote-Debugging, verwendet. </text:p>
      <text:p text:style-name="P6"><text:span text:style-name="T13">-</text:span><text:span text:style-name="T14"> </text:span><text:a xlink:type="simple" xlink:href="https://developers.google.com/web/tools/chrome-devtools/remote-debugging/?utm_source=dcc&amp;utm_medium=redirect&amp;utm_campaign=2016q3" text:style-name="Internet_20_link" text:visited-style-name="Visited_20_Internet_20_Link"><text:span text:style-name="T14">https://developers.google.com/web/tools/chrome-devtools/remote-debugging/?utm_source=dcc&amp;utm_medium=redirect&amp;utm_campaign=2016q3</text:span></text:a></text:p>
      <text:p text:style-name="P6">Um dies zu nutzen sind folgende Schritte notwendig:</text:p>
      <text:p text:style-name="P6"/>
      <text:p text:style-name="P7">→ <text:span text:style-name="T32">Im Emulator </text:span>den DeveloperModus Aktivieren </text:p>
      <text:p text:style-name="P7"><text:tab/>( 8x in den Einstellungen auf Build-Number drücken)</text:p>
      <text:p text:style-name="P7">→ USB-Debugging in den Developer-Options <text:span text:style-name="T1">Aktivieren</text:span> </text:p>
      <text:p text:style-name="P7">→ GoogleChrome für <text:span text:style-name="T33">das Android Gerät</text:span> herunterladen und installieren</text:p>
      <text:p text:style-name="P14"><text:span text:style-name="T3">→ </text:span><text:span text:style-name="T6">GoogleChrome am Rechner Starten</text:span></text:p>
      <text:p text:style-name="P16"><text:tab/>-&gt; In den Entwicklertools <text:span text:style-name="T1">den Punkt "remote devices" öffnen </text:span></text:p>
      <text:p text:style-name="P18"><text:span text:style-name="T3">→ </text:span><text:span text:style-name="T4">Nun besteht die Möglichkeit die Konsole vom Android Gerät am Rechner abzulesen</text:span></text:p>
      <text:p text:style-name="P17"/>
      <text:p text:style-name="P4">Grundlage</text:p>
      <text:p text:style-name="P19"><text:span text:style-name="T2">Als Grundlage für das gesamte Projekt wird </text:span><text:span text:style-name="T5">ein Beispiel aus den Code Labs von Google benutzt.</text:span></text:p>
      <text:p text:style-name="P20">Un<text:span text:style-name="T29">d </text:span>zwar das Projekt: </text:p>
      <text:p text:style-name="P37">Your First Progressive Web App</text:p>
      <text:p text:style-name="P26"><text:span text:style-name="T10">- </text:span><text:a xlink:type="simple" xlink:href="https://developers.google.com/web/fundamentals/codelabs/your-first-pwapp/" text:style-name="Internet_20_link" text:visited-style-name="Visited_20_Internet_20_Link">https://developers.google.com/web/fundamentals/codelabs/your-first-pwapp/</text:a></text:p>
      <text:p text:style-name="P20">Nach der Erstellung der App und die Einarbeitung in HTML5 und JavaScript wurde mit der ausgiebigeren Recherche zum Thema Progressive Web Apps begonnen.</text:p>
      <text:p text:style-name="P20"/>
      <text:p text:style-name="P33">Offlinefähigkeit</text:p>
      <text:p text:style-name="P20">Der wichtigste Punkt bei solchen Anwendungen ist die Offlinefähigkeit.</text:p>
      <text:p text:style-name="P20">Ein weiterer Schritt war nun die maximalen Speichergrenzen zu finden.</text:p>
      <text:p text:style-name="P20"><text:soft-page-break/>Eine Übersicht dieser und eine Möglichkeit sie für jedes Gerät und jeden Browser individuell zu testen findet man unter:</text:p>
      <text:p text:style-name="P27"><text:span text:style-name="T9">- </text:span><text:a xlink:type="simple" xlink:href="https://www.html5rocks.com/en/tutorials/offline/quota-research/" text:style-name="Internet_20_link" text:visited-style-name="Visited_20_Internet_20_Link">https://www.html5rocks.com/en/tutorials/offline/quota-research/</text:a></text:p>
      <text:p text:style-name="P20"/>
      <text:p text:style-name="P20">Nun wurde das fertige Projekt von Google dazu verwendet, um weiter<text:span text:style-name="T29">e</text:span> API's <text:span text:style-name="T29">mit</text:span> einer solchen Progressive Web App zu testen.</text:p>
      <text:p text:style-name="P20"/>
      <text:p text:style-name="P20">Das erste Vorhaben war es, eine Möglichkeit für den Nutzer zu Programmieren, <text:span text:style-name="T33">die</text:span> es ermöglicht Bilder <text:span text:style-name="T29">aufzunehmen</text:span> und diese Offline zu Speichern.</text:p>
      <text:p text:style-name="P20">Dafür wurde zu Beginn die selbe API benutzt, die auch die Entwickler von Google für Ihre Weather App nutzten: LocalForage.</text:p>
      <text:p text:style-name="P27"><text:span text:style-name="T9">- </text:span><text:a xlink:type="simple" xlink:href="https://localforage.github.io/localForage/" text:style-name="Internet_20_link" text:visited-style-name="Visited_20_Internet_20_Link">https://localforage.github.io/localForage/</text:a></text:p>
      <text:p text:style-name="P20">D<text:span text:style-name="T33">ies erwies sich auch an allen Rechnern als Erfolg.</text:span></text:p>
      <text:p text:style-name="P20">Bei der Evaluierung für Android Geräte stellte sich jedoch heraus, dass diese API für das Vorhaben bei mobilen Browsern nicht <text:span text:style-name="T33">geeignet ist</text:span>.</text:p>
      <text:p text:style-name="P34"/>
      <text:p text:style-name="P33">Bilder Offline Speichern</text:p>
      <text:p text:style-name="P20"/>
      <text:p text:style-name="P20">Daraufhin musste auf eine andere zurückgegriffen werden. Nämlich IndexedDB:</text:p>
      <text:p text:style-name="P28"><text:span text:style-name="T9">- </text:span><text:a xlink:type="simple" xlink:href="https://developer.mozilla.org/de/docs/IndexedDB" text:style-name="Internet_20_link" text:visited-style-name="Visited_20_Internet_20_Link"><text:span text:style-name="T11">https://developer.mozilla.org/de/docs/IndexedDB</text:span></text:a></text:p>
      <text:p text:style-name="P5"><text:span text:style-name="T28">Ein Beispiel für ein ähnliches Vorhaben zeigt </text:span><text:span text:style-name="T15">Robert Nyman:</text:span></text:p>
      <text:p text:style-name="P29"><text:span text:style-name="T16">- </text:span><text:span text:style-name="T17">https://hacks.mozilla.org/2012/02/storing-images-and-files-in-indexeddb/</text:span></text:p>
      <text:p text:style-name="P21"><text:tab/><text:tab/></text:p>
      <text:p text:style-name="P21">Um ein Bild einzufügen und vor dem Speicher als Thumbnail zu sehen wurde der Code der zweiten Antwort auf dieser Seite verwendet:</text:p>
      <text:p text:style-name="P21">- https://stackoverflow.com/questions/4459379/preview-an-image-before-it-is-uploaded/40881315</text:p>
      <text:p text:style-name="P20"/>
      <text:p text:style-name="P36"><text:span text:style-name="T10">D</text:span><text:span text:style-name="T9">urch viel Ausprobieren </text:span><text:span text:style-name="T12">und Codeveränderung ist es nun möglich, Bilder sowohl an Desktop Rechnern, sowie an Android Geräten aufzunehmen und offline zu Speichern.</text:span></text:p>
      <text:p text:style-name="P22"/>
      <text:p text:style-name="P35"><text:span text:style-name="T8">O</text:span><text:span text:style-name="T7">ffline Notizen</text:span></text:p>
      <text:p text:style-name="P22"/>
      <text:p text:style-name="P23">Im Anschluss kam die Frage auf was eine Progressive Web App noch alles können sollte.</text:p>
      <text:p text:style-name="P23">Besonders zum Thema offline Fähigkeit kam mir die Idee eine Möglichkeit einzubinden, Notizen offline zu Speichern und bei Bedarf anzusehen und zu löschen.</text:p>
      <text:p text:style-name="P23"/>
      <text:p text:style-name="P23">Ein solches Projekt gab es schon, wodurch es mir möglich war den Code größtenteils einfach zu kopieren.:</text:p>
      <text:p text:style-name="P23"/>
      <text:p text:style-name="P23"/>
      <text:p text:style-name="P32"><text:span text:style-name="T9">- </text:span><text:a xlink:type="simple" xlink:href="http://blog.teamtreehouse.com/create-your-own-to-do-app-with-html5-and-indexeddb" text:style-name="Internet_20_link" text:visited-style-name="Visited_20_Internet_20_Link">http://blog.teamtreehouse.com/create-your-own-to-do-app-with-html5-and-indexeddb</text:a></text:p>
      <text:p text:style-name="P23"/>
      <text:p text:style-name="P23"/>
      <text:p text:style-name="P33">GitHub</text:p>
      <text:p text:style-name="P23"/>
      <text:p text:style-name="P24">Das Alles wurde in einem GitHub Repository zusammengeführt.</text:p>
      <text:p text:style-name="P25">- <text:a xlink:type="simple" xlink:href="https://github.com/FelixSchubi/minPWA" text:style-name="Internet_20_link" text:visited-style-name="Visited_20_Internet_20_Link">https://github.com/FelixSchubi/minPWA</text:a></text:p>
      <text:p text:style-name="P25"/>
      <text:p text:style-name="P41"/>
      <text:p text:style-name="P41"/>
      <text:p text:style-name="P41"/>
      <text:p text:style-name="P38"><text:soft-page-break/><text:span text:style-name="T34">Pluralsight (</text:span><text:a xlink:type="simple" xlink:href="https://www.pluralsight.com/" text:style-name="Internet_20_link" text:visited-style-name="Visited_20_Internet_20_Link"><text:span text:style-name="T34">https://www.pluralsight.com/</text:span></text:a><text:span text:style-name="T34">)</text:span></text:p>
      <text:p text:style-name="P40"/>
      <text:p text:style-name="P39"><text:span text:style-name="Strong_20_Emphasis"><text:span text:style-name="T20">Creating Offline-first Mobile Apps with HTML5:</text:span></text:span></text:p>
      <text:p text:style-name="P39"><text:span text:style-name="Strong_20_Emphasis"><text:span text:style-name="T18">Grobe Anleitung zum Erstellen einer Web App </text:span></text:span><text:span text:style-name="Strong_20_Emphasis"><text:span text:style-name="T19">anhand eines Beispiels.</text:span></text:span></text:p>
      <text:p text:style-name="P30">- <text:a xlink:type="simple" xlink:href="https://github.com/phiratio/Pluralsight-materials/tree/master/Individual%20course%20series/Creating%20Offline-first%20Mobile%20Apps%20with%20HTML5" text:style-name="Internet_20_link" text:visited-style-name="Visited_20_Internet_20_Link"><text:span text:style-name="T35">https://github.com/phiratio/Pluralsight-materials/tree/master/Individual%20course%20series/Creating%20Offline-first%20Mobile%20Apps%20with%20HTML5</text:span></text:a></text:p>
      <text:p text:style-name="P42"/>
      <text:p text:style-name="P42"/>
      <text:p text:style-name="P31"><text:span text:style-name="Strong_20_Emphasis"><text:span text:style-name="T24">Handbuch zum Testen von Web- und Mobile-Apps</text:span></text:span></text:p>
      <text:p text:style-name="P43"><text:span text:style-name="Strong_20_Emphasis"><text:span text:style-name="T27">Eventuell neue Möglichkeiten zur Evaluierung. IOS-Devices?</text:span></text:span></text:p>
      <text:p text:style-name="P30"><text:span text:style-name="Strong_20_Emphasis"><text:span text:style-name="T22">- </text:span></text:span><text:a xlink:type="simple" xlink:href="https://link.springer.com/book/10.1007/978-3-662-44028-5" text:style-name="Internet_20_link" text:visited-style-name="Visited_20_Internet_20_Link"><text:span text:style-name="Strong_20_Emphasis"><text:span text:style-name="T25">https://link.springer.com/book/10.1007/978-3-662-44028-5</text:span></text:span></text:a></text:p>
      <text:p text:style-name="P30"><text:span text:style-name="Strong_20_Emphasis"><text:span text:style-name="T27"/></text:span></text:p>
      <text:p text:style-name="P42"/>
      <text:p text:style-name="P25"><text:s/></text:p>
      <text:p text:style-name="P23"/>
      <text:p text:style-name="P20"/>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aab" svg:font-family="Sa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0:41:01.725870692</meta:creation-date>
    <dc:date>2018-01-29T11:22:42.884404594</dc:date>
    <meta:editing-duration>PT1H57M28S</meta:editing-duration>
    <meta:editing-cycles>15</meta:editing-cycles>
    <meta:generator>LibreOffice/5.1.6.2$Linux_X86_64 LibreOffice_project/10m0$Build-2</meta:generator>
    <meta:document-statistic meta:table-count="0" meta:image-count="0" meta:object-count="0" meta:page-count="3" meta:paragraph-count="71" meta:word-count="612" meta:character-count="5137" meta:non-whitespace-character-count="4582"/>
  </office:meta>
</office:document-meta>
</file>